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9010" officeooo:paragraph-rsid="001f9010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6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1466999" text:style-name="Outline">
        <text:list-item>
          <text:h text:style-name="P5" text:outline-level="1">Subir android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0-7-2019</text:span></text:p>
      <text:p text:style-name="Standard"/>
      <text:p text:style-name="P1">Programa:</text:p>
      <text:p text:style-name="P1"/>
      <text:p text:style-name="P1">Fuente:<text:a xlink:type="simple" xlink:href="https://medium.com/@hernandez.hs/publicación-de-una-app-flutter-en-google-play-store-57b07092092c" text:style-name="Internet_20_link" text:visited-style-name="Visited_20_Internet_20_Link">https://medium.com/@hernandez.hs/publicaci%C3%B3n-de-una-app-flutter-en-google-play-store-57b07092092c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7-10T13:57:48.631325817</meta:creation-date>
    <meta:editing-duration>PT1M9S</meta:editing-duration>
    <meta:generator>LibreOffice/6.2.4.2$MacOSX_X86_64 LibreOffice_project/2412653d852ce75f65fbfa83fb7e7b669a126d64</meta:generator>
    <dc:date>2019-07-10T13:58:57.896648233</dc:date>
    <meta:document-statistic meta:table-count="0" meta:image-count="0" meta:object-count="0" meta:page-count="3" meta:paragraph-count="9" meta:word-count="17" meta:character-count="234" meta:non-whitespace-character-count="2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